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50.21pt"/>
    </style:style>
    <style:style style:name="co2" style:family="table-column">
      <style:table-column-properties fo:break-before="auto" style:column-width="130.85pt"/>
    </style:style>
    <style:style style:name="co3" style:family="table-column">
      <style:table-column-properties fo:break-before="auto" style:column-width="105.36pt"/>
    </style:style>
    <style:style style:name="co4" style:family="table-column">
      <style:table-column-properties fo:break-before="auto" style:column-width="161.8pt"/>
    </style:style>
    <style:style style:name="co5" style:family="table-column">
      <style:table-column-properties fo:break-before="auto" style:column-width="104.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ber of Facebook friends</text:p>
          </table:table-cell>
          <table:table-cell office:value-type="string" calcext:value-type="string">
            <text:p>Diviations (xi – xbar)</text:p>
          </table:table-cell>
          <table:table-cell office:value-type="string" calcext:value-type="string">
            <text:p>Squared deviations</text:p>
          </table:table-cell>
          <table:table-cell/>
          <table:table-cell table:formula="of:=AVERAGE([.A2:.A28])" office:value-type="float" office:value="584.740740740741" calcext:value-type="float">
            <text:p>584.740740740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-[.$E$1]" office:value-type="float" office:value="-584.740740740741" calcext:value-type="float">
            <text:p>-584.740740740741</text:p>
          </table:table-cell>
          <table:table-cell table:formula="of:=[.B2]^2" office:value-type="float" office:value="341921.73388203" calcext:value-type="float">
            <text:p>341921.7338820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3]-[.$E$1]" office:value-type="float" office:value="-515.740740740741" calcext:value-type="float">
            <text:p>-515.740740740741</text:p>
          </table:table-cell>
          <table:table-cell table:formula="of:=[.B3]^2" office:value-type="float" office:value="265988.511659808" calcext:value-type="float">
            <text:p>265988.511659808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4]-[.$E$1]" office:value-type="float" office:value="-461.740740740741" calcext:value-type="float">
            <text:p>-461.740740740741</text:p>
          </table:table-cell>
          <table:table-cell table:formula="of:=[.B4]^2" office:value-type="float" office:value="213204.511659808" calcext:value-type="float">
            <text:p>213204.511659808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5]-[.$E$1]" office:value-type="float" office:value="-447.740740740741" calcext:value-type="float">
            <text:p>-447.740740740741</text:p>
          </table:table-cell>
          <table:table-cell table:formula="of:=[.B5]^2" office:value-type="float" office:value="200471.770919067" calcext:value-type="float">
            <text:p>200471.77091906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6]-[.$E$1]" office:value-type="float" office:value="-410.740740740741" calcext:value-type="float">
            <text:p>-410.740740740741</text:p>
          </table:table-cell>
          <table:table-cell table:formula="of:=[.B6]^2" office:value-type="float" office:value="168707.956104252" calcext:value-type="float">
            <text:p>168707.956104252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7]-[.$E$1]" office:value-type="float" office:value="-344.740740740741" calcext:value-type="float">
            <text:p>-344.740740740741</text:p>
          </table:table-cell>
          <table:table-cell table:formula="of:=[.B7]^2" office:value-type="float" office:value="118846.178326475" calcext:value-type="float">
            <text:p>118846.178326475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8]-[.$E$1]" office:value-type="float" office:value="-343.740740740741" calcext:value-type="float">
            <text:p>-343.740740740741</text:p>
          </table:table-cell>
          <table:table-cell table:formula="of:=[.B8]^2" office:value-type="float" office:value="118157.696844993" calcext:value-type="float">
            <text:p>118157.696844993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9]-[.$E$1]" office:value-type="float" office:value="-328.740740740741" calcext:value-type="float">
            <text:p>-328.740740740741</text:p>
          </table:table-cell>
          <table:table-cell table:formula="of:=[.B9]^2" office:value-type="float" office:value="108070.474622771" calcext:value-type="float">
            <text:p>108070.474622771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10]-[.$E$1]" office:value-type="float" office:value="-326.740740740741" calcext:value-type="float">
            <text:p>-326.740740740741</text:p>
          </table:table-cell>
          <table:table-cell table:formula="of:=[.B10]^2" office:value-type="float" office:value="106759.511659808" calcext:value-type="float">
            <text:p>106759.511659808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11]-[.$E$1]" office:value-type="float" office:value="-262.740740740741" calcext:value-type="float">
            <text:p>-262.740740740741</text:p>
          </table:table-cell>
          <table:table-cell table:formula="of:=[.B11]^2" office:value-type="float" office:value="69032.6968449932" calcext:value-type="float">
            <text:p>69032.6968449932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12]-[.$E$1]" office:value-type="float" office:value="-218.740740740741" calcext:value-type="float">
            <text:p>-218.740740740741</text:p>
          </table:table-cell>
          <table:table-cell table:formula="of:=[.B12]^2" office:value-type="float" office:value="47847.511659808" calcext:value-type="float">
            <text:p>47847.511659808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13]-[.$E$1]" office:value-type="float" office:value="-208.740740740741" calcext:value-type="float">
            <text:p>-208.740740740741</text:p>
          </table:table-cell>
          <table:table-cell table:formula="of:=[.B13]^2" office:value-type="float" office:value="43572.6968449932" calcext:value-type="float">
            <text:p>43572.6968449932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14]-[.$E$1]" office:value-type="float" office:value="-176.740740740741" calcext:value-type="float">
            <text:p>-176.740740740741</text:p>
          </table:table-cell>
          <table:table-cell table:formula="of:=[.B14]^2" office:value-type="float" office:value="31237.2894375857" calcext:value-type="float">
            <text:p>31237.2894375857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15]-[.$E$1]" office:value-type="float" office:value="-105.740740740741" calcext:value-type="float">
            <text:p>-105.740740740741</text:p>
          </table:table-cell>
          <table:table-cell table:formula="of:=[.B15]^2" office:value-type="float" office:value="11181.1042524006" calcext:value-type="float">
            <text:p>11181.1042524006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16]-[.$E$1]" office:value-type="float" office:value="-29.7407407407408" calcext:value-type="float">
            <text:p>-29.7407407407408</text:p>
          </table:table-cell>
          <table:table-cell table:formula="of:=[.B16]^2" office:value-type="float" office:value="884.511659807957" calcext:value-type="float">
            <text:p>884.511659807957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17]-[.$E$1]" office:value-type="float" office:value="4.25925925925924" calcext:value-type="float">
            <text:p>4.25925925925924</text:p>
          </table:table-cell>
          <table:table-cell table:formula="of:=[.B17]^2" office:value-type="float" office:value="18.1412894375856" calcext:value-type="float">
            <text:p>18.1412894375856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18]-[.$E$1]" office:value-type="float" office:value="15.2592592592592" calcext:value-type="float">
            <text:p>15.2592592592592</text:p>
          </table:table-cell>
          <table:table-cell table:formula="of:=[.B18]^2" office:value-type="float" office:value="232.844993141289" calcext:value-type="float">
            <text:p>232.844993141289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19]-[.$E$1]" office:value-type="float" office:value="192.259259259259" calcext:value-type="float">
            <text:p>192.259259259259</text:p>
          </table:table-cell>
          <table:table-cell table:formula="of:=[.B19]^2" office:value-type="float" office:value="36963.6227709191" calcext:value-type="float">
            <text:p>36963.6227709191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20]-[.$E$1]" office:value-type="float" office:value="199.259259259259" calcext:value-type="float">
            <text:p>199.259259259259</text:p>
          </table:table-cell>
          <table:table-cell table:formula="of:=[.B20]^2" office:value-type="float" office:value="39704.2524005487" calcext:value-type="float">
            <text:p>39704.2524005487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21]-[.$E$1]" office:value-type="float" office:value="237.259259259259" calcext:value-type="float">
            <text:p>237.259259259259</text:p>
          </table:table-cell>
          <table:table-cell table:formula="of:=[.B21]^2" office:value-type="float" office:value="56291.9561042524" calcext:value-type="float">
            <text:p>56291.9561042524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22]-[.$E$1]" office:value-type="float" office:value="265.259259259259" calcext:value-type="float">
            <text:p>265.259259259259</text:p>
          </table:table-cell>
          <table:table-cell table:formula="of:=[.B22]^2" office:value-type="float" office:value="70362.4746227709" calcext:value-type="float">
            <text:p>70362.4746227709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23]-[.$E$1]" office:value-type="float" office:value="278.259259259259" calcext:value-type="float">
            <text:p>278.259259259259</text:p>
          </table:table-cell>
          <table:table-cell table:formula="of:=[.B23]^2" office:value-type="float" office:value="77428.2153635116" calcext:value-type="float">
            <text:p>77428.2153635116</text:p>
          </table:table-cell>
          <table:table-cell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[.A24]-[.$E$1]" office:value-type="float" office:value="531.259259259259" calcext:value-type="float">
            <text:p>531.259259259259</text:p>
          </table:table-cell>
          <table:table-cell table:formula="of:=[.B24]^2" office:value-type="float" office:value="282236.400548697" calcext:value-type="float">
            <text:p>282236.400548697</text:p>
          </table:table-cell>
          <table:table-cell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[.A25]-[.$E$1]" office:value-type="float" office:value="558.259259259259" calcext:value-type="float">
            <text:p>558.259259259259</text:p>
          </table:table-cell>
          <table:table-cell table:formula="of:=[.B25]^2" office:value-type="float" office:value="311653.400548697" calcext:value-type="float">
            <text:p>311653.400548697</text:p>
          </table:table-cell>
          <table:table-cell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formula="of:=[.A26]-[.$E$1]" office:value-type="float" office:value="629.259259259259" calcext:value-type="float">
            <text:p>629.259259259259</text:p>
          </table:table-cell>
          <table:table-cell table:formula="of:=[.B26]^2" office:value-type="float" office:value="395967.215363512" calcext:value-type="float">
            <text:p>395967.215363512</text:p>
          </table:table-cell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[.A27]-[.$E$1]" office:value-type="float" office:value="665.259259259259" calcext:value-type="float">
            <text:p>665.259259259259</text:p>
          </table:table-cell>
          <table:table-cell table:formula="of:=[.B27]^2" office:value-type="float" office:value="442569.882030178" calcext:value-type="float">
            <text:p>442569.882030178</text:p>
          </table:table-cell>
          <table:table-cell table:number-columns-repeated="2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formula="of:=[.A28]-[.$E$1]" office:value-type="float" office:value="1191.25925925926" calcext:value-type="float">
            <text:p>1191.25925925926</text:p>
          </table:table-cell>
          <table:table-cell table:formula="of:=[.B28]^2" office:value-type="float" office:value="1419098.62277092" calcext:value-type="float">
            <text:p>1419098.6227709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SUM([.B2:.B28])" office:value-type="float" office:value="-0.00000000000250111042987555" calcext:value-type="float">
            <text:p>-2.50111042987555E-12</text:p>
          </table:table-cell>
          <table:table-cell table:formula="of:=SUM([.C2:.C28])" office:value-type="float" office:value="4978411.18518519" calcext:value-type="float">
            <text:p>4978411.18518519</text:p>
          </table:table-cell>
          <table:table-cell office:value-type="string" calcext:value-type="string">
            <text:p>← sum of squares (SS)</text:p>
          </table:table-cell>
          <table:table-cell/>
        </table:table-row>
        <table:table-row table:style-name="ro1">
          <table:table-cell table:number-columns-repeated="2"/>
          <table:table-cell table:formula="of:=[.C30]/27" office:value-type="float" office:value="184385.599451303" calcext:value-type="float">
            <text:p>184385.599451303</text:p>
          </table:table-cell>
          <table:table-cell office:value-type="string" calcext:value-type="string">
            <text:p>← variance {SS / n}</text:p>
          </table:table-cell>
          <table:table-cell/>
        </table:table-row>
        <table:table-row table:style-name="ro1">
          <table:table-cell table:number-columns-repeated="2"/>
          <table:table-cell table:formula="of:=SQRT([.C31])" office:value-type="float" office:value="429.401443233838" calcext:value-type="float">
            <text:p>429.401443233838</text:p>
          </table:table-cell>
          <table:table-cell office:value-type="string" calcext:value-type="string">
            <text:p>← standard deviation (sigma?)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2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daraka Wijesinghe</meta:initial-creator>
    <meta:creation-date>2017-12-08T18:10:05.362756152</meta:creation-date>
    <dc:date>2017-12-08T18:20:29.688744204</dc:date>
    <dc:creator>Sudaraka Wijesinghe</dc:creator>
    <meta:editing-duration>PT10M21S</meta:editing-duration>
    <meta:editing-cycles>7</meta:editing-cycles>
    <meta:generator>LibreOffice/5.4.3.2$Linux_X86_64 LibreOffice_project/40m0$Build-2</meta:generator>
    <meta:document-statistic meta:table-count="1" meta:cell-count="92" meta:object-count="0"/>
  </office:meta>
</office:document-meta>
</file>